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Calibri" svg:font-family="Calibri"/>
    <style:font-face style:name="Arial" svg:font-family="Arial"/>
  </office:font-face-decls>
  <office:automatic-styles>
    <style:style style:name="co1" style:family="table-column">
      <style:table-column-properties fo:break-before="auto" style:column-width="0.65625in"/>
    </style:style>
    <style:style style:name="co2" style:family="table-column">
      <style:table-column-properties fo:break-before="auto" style:column-width="0.6666666865348816in"/>
    </style:style>
    <style:style style:name="co3" style:family="table-column">
      <style:table-column-properties fo:break-before="auto" style:column-width="0.6666666666666666in"/>
    </style:style>
    <style:style style:name="co4" style:family="table-column">
      <style:table-column-properties fo:break-before="auto" style:column-width="0.6666666865348816in"/>
    </style:style>
    <style:style style:name="ro1" style:family="table-row">
      <style:table-row-properties style:row-height="0.20833333333333334in" fo:break-before="auto" style:use-optimal-row-height="true"/>
    </style:style>
    <style:style style:name="ro2" style:family="table-row">
      <style:table-row-properties style:row-height="0.20763888888888887in" fo:break-before="auto" style:use-optimal-row-height="true"/>
    </style:style>
    <style:style style:name="ro3" style:family="table-row">
      <style:table-row-properties style:row-height="0.3229166666666667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Evaluation Warning">
      <style:table-properties table:display="true" style:writing-mode="lr-tb"/>
    </style:style>
    <style:style style:name="ta3" style:family="table" style:master-page-name="PageStyle_5f_Evaluation Warning (1)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5" style:family="table-cell" style:parent-style-name="Default" style:data-style-name="N-1">
      <style:table-cell-properties style:vertical-align="bottom" fo:background-color="transparent" style:cell-protect="protected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8" style:family="table-cell" style:parent-style-name="Default" style:data-style-name="N-1">
      <style:table-cell-properties style:vertical-align="bottom" fo:background-color="transparent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9" style:family="table-cell" style:parent-style-name="Default" style:data-style-name="N-1"/>
    <style:style style:name="ce30" style:family="table-cell" style:parent-style-name="Default" style:data-style-name="N-1">
      <style:table-cell-properties style:vertical-align="middle" fo:background-color="transparent" style:cell-protect="protected"/>
      <style:paragraph-properties/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  <style:style style:name="ce31" style:family="table-cell" style:parent-style-name="Default" style:data-style-name="N-1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  <style:style style:name="T0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  <style:style style:name="T7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56" table:default-cell-style-name="ce28"/>
        <table:table-column table:style-name="co1" table:number-columns-repeated="16128" table:default-cell-style-name="ce-1"/>
        <table:table-row table:style-name="ro2">
          <table:table-cell table:style-name="ce29" office:value-type="string">
            <text:p>Test it</text:p>
          </table:table-cell>
          <table:table-cell table:number-columns-repeated="255" table:style-name="ce29"/>
        </table:table-row>
        <table:table-row table:number-rows-repeated="65535" table:style-name="ro1">
          <table:table-cell table:number-columns-repeated="256" table:style-name="ce15"/>
        </table:table-row>
      </table:table>
      <table:table table:name="Evaluation Warning" table:style-name="ta2" table:print="false">
        <office:forms form:automatic-focus="false" form:apply-design-mode="false"/>
        <table:table-column table:style-name="co2" table:default-cell-style-name="ce15" table:number-columns-repeated="255"/>
        <table:table-column table:style-name="co3" table:default-cell-style-name="ce-1"/>
        <table:table-row table:number-rows-repeated="4" table:style-name="ro1"/>
        <table:table-row table:style-name="ro3">
          <table:table-cell table:style-name="ce30" office:value-type="string">
            <text:p>Evaluation Only. Created with Aspose.Cells for .NET.Copyright 2003 - 2018 Aspose Pty Ltd.</text:p>
          </table:table-cell>
          <table:table-cell table:number-columns-repeated="254"/>
        </table:table-row>
      </table:table>
      <table:table table:name="Evaluation Warning (1)" table:style-name="ta3" table:print="false">
        <office:forms form:automatic-focus="false" form:apply-design-mode="false"/>
        <table:table-column table:style-name="co4" table:default-cell-style-name="ce15" table:number-columns-repeated="256"/>
        <table:table-row table:number-rows-repeated="4" table:style-name="ro1"/>
        <table:table-row table:style-name="ro3">
          <table:table-cell table:style-name="ce31" office:value-type="string">
            <text:p>Evaluation Only. Created with Aspose.Cells for Java.Copyright 2003 - 2018 Aspose Pty Ltd.</text:p>
          </table:table-cell>
          <table:table-cell table:number-columns-repeated="25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number-style style:name="N41P0" style:volatile="true">
      <number:text>  </number:text>
      <number:number number:decimal-places="0" number:min-integer-digits="1" number:grouping="true"/>
      <number:text> </number:text>
    </number:number-style>
    <number:number-style style:name="N41P1" style:volatile="true">
      <number:text>  (</number:text>
      <number:number number:decimal-places="0" number:min-integer-digits="1" number:grouping="true"/>
      <number:text>)</number:text>
    </number:number-style>
    <number:text-style style:name="N41P2" style:volatile="true">
      <number:text>  </number:text>
      <number:text>- </number:text>
    </number:text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</number:text>
      <number:text>$ </number:text>
      <number:number number:decimal-places="0" number:min-integer-digits="1" number:grouping="true"/>
      <number:text> </number:text>
    </number:number-style>
    <number:number-style style:name="N42P1" style:volatile="true">
      <number:text> </number:text>
      <number:text>$ (</number:text>
      <number:number number:decimal-places="0" number:min-integer-digits="1" number:grouping="true"/>
      <number:text>)</number:text>
    </number:number-style>
    <number:text-style style:name="N42P2" style:volatile="true">
      <number:text> </number:text>
      <number:text>$ </number:text>
      <number:text>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number-style style:name="N43P0" style:volatile="true">
      <number:text>  </number:text>
      <number:number number:min-integer-digits="1" number:grouping="true" number:decimal-places="2"/>
      <number:text> </number:text>
    </number:number-style>
    <number:number-style style:name="N43P1" style:volatile="true">
      <number:text>  (</number:text>
      <number:number number:min-integer-digits="1" number:grouping="true" number:decimal-places="2"/>
      <number:text>)</number:text>
    </number:number-style>
    <number:text-style style:name="N43P2" style:volatile="true">
      <number:text>  </number:text>
      <number:text>- </number:text>
    </number:text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</number:text>
      <number:text>$ </number:text>
      <number:number number:min-integer-digits="1" number:grouping="true" number:decimal-places="2"/>
      <number:text> </number:text>
    </number:number-style>
    <number:number-style style:name="N44P1" style:volatile="true">
      <number:text> </number:text>
      <number:text>$ (</number:text>
      <number:number number:min-integer-digits="1" number:grouping="true" number:decimal-places="2"/>
      <number:text>)</number:text>
    </number:number-style>
    <number:text-style style:name="N44P2" style:volatile="true">
      <number:text> </number:text>
      <number:text>$ </number:text>
      <number:text>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77P0" style:volatile="true">
      <number:text>  </number:text>
      <number:number number:decimal-places="0" number:min-integer-digits="1" number:grouping="true"/>
      <number:text> </number:text>
    </number:number-style>
    <number:number-style style:name="N177P1" style:volatile="true">
      <number:text>  (</number:text>
      <number:number number:decimal-places="0" number:min-integer-digits="1" number:grouping="true"/>
      <number:text>)</number:text>
    </number:number-style>
    <number:text-style style:name="N177P2" style:volatile="true">
      <number:text>  - </number:text>
    </number:text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number:text>  </number:text>
      <number:number number:min-integer-digits="1" number:grouping="true" number:decimal-places="2"/>
      <number:text> </number:text>
    </number:number-style>
    <number:number-style style:name="N178P1" style:volatile="true">
      <number:text>  (</number:text>
      <number:number number:min-integer-digits="1" number:grouping="true" number:decimal-places="2"/>
      <number:text>)</number:text>
    </number:number-style>
    <number:text-style style:name="N178P2" style:volatile="true">
      <number:text>  - </number:text>
    </number:text-style>
    <number:text-style style:name="N178">
      <number:text-content/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currency-style style:name="N17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7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79P2" style:volatile="true">
      <number:text> </number:text>
      <number:currency-symbol>$</number:currency-symbol>
      <number:text> - </number:text>
    </number:currency-style>
    <number:text-style style:name="N179">
      <number:text-content/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currency-style style:name="N180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180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180P2" style:volatile="true">
      <number:text> </number:text>
      <number:currency-symbol>$</number:currency-symbol>
      <number:text> - </number:text>
    </number:currency-style>
    <number:text-style style:name="N180">
      <number:text-content/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percentage-style style:name="N181">
      <number:number number:decimal-places="0" number:min-integer-digits="1"/>
      <number:text>%</number:text>
    </number:percentage-style>
    <style:style style:name="Default" style:family="table-cell" style:data-style-name="N-1">
      <style:table-cell-properties style:border="none" style:vertical-align="bottom" fo:background-color="transparent" style:cell-protect="protected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in" fo:margin-right="0.7in" fo:margin-top="0.3in" fo:margin-bottom="0.3in" style:first-page-number="continue" style:print="zero-value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2">
      <style:page-layout-properties style:print-orientation="portrait" fo:page-width="8.5in" fo:page-height="11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5in" fo:page-height="11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" style:display-name="PageStyle_Evaluation Warning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)" style:display-name="PageStyle_Evaluation Warning (1)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>
    <meta:initial-creator>Test</meta:initial-creator>
    <meta:creation-date>2018-07-18T02:06:23</meta:creation-date>
    <dc:date>2018-07-18T02:08:21</dc:date>
    <meta:generator>MicrosoftOffice/16.0 MicrosoftExcel/CalculationVersion-19126</meta:generator>
  </office:meta>
</office:document-meta>
</file>